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23" style:family="table-cell" style:parent-style-name="Default" style:data-style-name="N100">
      <style:table-cell-properties fo:background-color="#00ffff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200"/>
    </style:style>
    <style:style style:name="ce43" style:family="table-cell" style:parent-style-name="Default" style:data-style-name="N100">
      <style:table-cell-properties fo:background-color="#ffff0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11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25" table:default-cell-style-name="Default"/>
        <table:table-column table:style-name="co23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5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5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5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9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23" table:default-cell-style-name="ce15"/>
        <table:table-column table:style-name="co37" table:default-cell-style-name="ce15"/>
        <table:table-column table:style-name="co39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8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7" office:value-type="string" calcext:value-type="string">
            <text:p>1189.32 (283.4+905.92)</text:p>
          </table:table-cell>
          <table:table-cell table:number-columns-repeated="3"/>
          <table:table-cell table:style-name="ce37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4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2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5"/>
          <table:table-cell table:number-columns-repeated="1010"/>
        </table:table-row>
        <table:table-row table:style-name="ro1">
          <table:table-cell table:style-name="ce25" office:value-type="string" calcext:value-type="string">
            <text:p>RU000A100J18 (Домодедово выпуск 2 )</text:p>
          </table:table-cell>
          <table:table-cell table:style-name="ce25" table:number-columns-repeated="12"/>
          <table:table-cell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1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6">00.00.0000</text:date>, <text:time style:data-style-name="N2" text:time-value="05:33:25.1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06T05:43:27.360000000</dc:date>
    <meta:editing-duration>P4DT21H7M11S</meta:editing-duration>
    <meta:editing-cycles>1881</meta:editing-cycles>
    <meta:document-statistic meta:table-count="4" meta:cell-count="10395" meta:object-count="0"/>
  </office:meta>
</office:document-meta>
</file>